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Epidemiological Weeka</text:p>
          </table:table-cell>
          <table:table-cell table:number-columns-repeated="4"/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4"/>
          <table:table-cell office:value-type="string" calcext:value-type="string">
            <text:p>X 1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4,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6.286" calcext:value-type="float">
            <text:p>36.28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128.632" calcext:value-type="float">
            <text:p>128.63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0,0</text:p>
          </table:table-cell>
          <table:table-cell office:value-type="float" office:value="0" calcext:value-type="float">
            <text:p>0</text:p>
          </table:table-cell>
          <table:table-cell office:value-type="float" office:value="324.119" calcext:value-type="float">
            <text:p>324.119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469" calcext:value-type="float">
            <text:p>46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0,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9.108" calcext:value-type="float">
            <text:p>489.10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 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,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2.514" calcext:value-type="float">
            <text:p>2.5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51,76</text:p>
          </table:table-cell>
          <table:table-cell office:value-type="float" office:value="0" calcext:value-type="float">
            <text:p>0</text:p>
          </table:table-cell>
          <table:table-cell office:value-type="float" office:value="4.857" calcext:value-type="float">
            <text:p>4.85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5.719" calcext:value-type="float">
            <text:p>5.7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93,05</text:p>
          </table:table-cell>
          <table:table-cell office:value-type="float" office:value="0" calcext:value-type="float">
            <text:p>0</text:p>
          </table:table-cell>
          <table:table-cell office:value-type="float" office:value="6.146" calcext:value-type="float">
            <text:p>6.14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.944" calcext:value-type="float">
            <text:p>3.94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,35</text:p>
          </table:table-cell>
          <table:table-cell office:value-type="float" office:value="0" calcext:value-type="float">
            <text:p>0</text:p>
          </table:table-cell>
          <table:table-cell office:value-type="float" office:value="16.673" calcext:value-type="float">
            <text:p>16.67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4.325" calcext:value-type="float">
            <text:p>14.3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74,91</text:p>
          </table:table-cell>
          <table:table-cell office:value-type="float" office:value="0" calcext:value-type="float">
            <text:p>0</text:p>
          </table:table-cell>
          <table:table-cell office:value-type="float" office:value="8.19" calcext:value-type="float">
            <text:p>8.1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4.675" calcext:value-type="float">
            <text:p>4.675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3,38</text:p>
          </table:table-cell>
          <table:table-cell office:value-type="float" office:value="1" calcext:value-type="float">
            <text:p>1</text:p>
          </table:table-cell>
          <table:table-cell office:value-type="float" office:value="6.15" calcext:value-type="float">
            <text:p>6.1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.788" calcext:value-type="float">
            <text:p>1.78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4,96</text:p>
          </table:table-cell>
          <table:table-cell office:value-type="float" office:value="0" calcext:value-type="float">
            <text:p>0</text:p>
          </table:table-cell>
          <table:table-cell office:value-type="float" office:value="3.99" calcext:value-type="float">
            <text:p>3.99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33.023" calcext:value-type="float">
            <text:p>33.023</text:p>
          </table:table-cell>
          <table:table-cell/>
          <table:table-cell office:value-type="float" office:value="576" calcext:value-type="float">
            <text:p>57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2,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373" calcext:value-type="float">
            <text:p>46.37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1.393" calcext:value-type="float">
            <text:p>11.39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,05</text:p>
          </table:table-cell>
          <table:table-cell office:value-type="float" office:value="0" calcext:value-type="float">
            <text:p>0</text:p>
          </table:table-cell>
          <table:table-cell office:value-type="float" office:value="10.649" calcext:value-type="float">
            <text:p>10.64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805" calcext:value-type="float">
            <text:p>80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8,19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uadaloupe#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7,22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aiti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10.848" calcext:value-type="float">
            <text:p>10.8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96" calcext:value-type="float">
            <text:p>39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,42</text:p>
          </table:table-cell>
          <table:table-cell office:value-type="float" office:value="0" calcext:value-type="float">
            <text:p>0</text:p>
          </table:table-cell>
          <table:table-cell office:value-type="float" office:value="3.681" calcext:value-type="float">
            <text:p>3.68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Barthelemy#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0,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Martin (French part) #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0,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968" calcext:value-type="float">
            <text:p>968</text:p>
          </table:table-cell>
          <table:table-cell/>
          <table:table-cell office:value-type="float" office:value="148" calcext:value-type="float">
            <text:p>1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,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.759" calcext:value-type="float">
            <text:p>37.75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18.968" calcext:value-type="float">
            <text:p>18.968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85,14</text:p>
          </table:table-cell>
          <table:table-cell office:value-type="float" office:value="0" calcext:value-type="float">
            <text:p>0</text:p>
          </table:table-cell>
          <table:table-cell office:value-type="float" office:value="10.888" calcext:value-type="float">
            <text:p>10.88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18.726" calcext:value-type="float">
            <text:p>18.72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8,81</text:p>
          </table:table-cell>
          <table:table-cell office:value-type="float" office:value="16" calcext:value-type="float">
            <text:p>16</text:p>
          </table:table-cell>
          <table:table-cell office:value-type="float" office:value="48.654" calcext:value-type="float">
            <text:p>48.65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cuador&amp;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1.714" calcext:value-type="float">
            <text:p>1.71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2,17</text:p>
          </table:table-cell>
          <table:table-cell office:value-type="float" office:value="0" calcext:value-type="float">
            <text:p>0</text:p>
          </table:table-cell>
          <table:table-cell office:value-type="float" office:value="16.385" calcext:value-type="float">
            <text:p>16.38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31.374" calcext:value-type="float">
            <text:p>31.37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.107" calcext:value-type="float">
            <text:p>3.10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,07</text:p>
          </table:table-cell>
          <table:table-cell office:value-type="float" office:value="0" calcext:value-type="float">
            <text:p>0</text:p>
          </table:table-cell>
          <table:table-cell office:value-type="float" office:value="31.519" calcext:value-type="float">
            <text:p>31.519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41.089" calcext:value-type="float">
            <text:p>41.089</text:p>
          </table:table-cell>
          <table:table-cell/>
          <table:table-cell office:value-type="float" office:value="3.135" calcext:value-type="float">
            <text:p>3.13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31,8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8.82" calcext:value-type="float">
            <text:p>138.8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*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.394" calcext:value-type="float">
            <text:p>3.394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8,47</text:p>
          </table:table-cell>
          <table:table-cell office:value-type="float" office:value="0" calcext:value-type="float">
            <text:p>0</text:p>
          </table:table-cell>
          <table:table-cell office:value-type="float" office:value="43.847" calcext:value-type="float">
            <text:p>43.84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zil^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13.464" calcext:value-type="float">
            <text:p>113.464</text:p>
          </table:table-cell>
          <table:table-cell/>
          <table:table-cell office:value-type="float" office:value="102.638" calcext:value-type="float">
            <text:p>102.6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3,12</text:p>
          </table:table-cell>
          <table:table-cell office:value-type="float" office:value="91" calcext:value-type="float">
            <text:p>91</text:p>
          </table:table-cell>
          <table:table-cell office:value-type="float" office:value="209.568" calcext:value-type="float">
            <text:p>209.56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,00</text:p>
          </table:table-cell>
          <table:table-cell office:value-type="float" office:value="0" calcext:value-type="float">
            <text:p>0</text:p>
          </table:table-cell>
          <table:table-cell office:value-type="float" office:value="18.132" calcext:value-type="float">
            <text:p>18.13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862" calcext:value-type="float">
            <text:p>86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,38</text:p>
          </table:table-cell>
          <table:table-cell office:value-type="float" office:value="0" calcext:value-type="float">
            <text:p>0</text:p>
          </table:table-cell>
          <table:table-cell office:value-type="float" office:value="6.725" calcext:value-type="float">
            <text:p>6.72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44" calcext:value-type="float">
            <text:p>34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117.72" calcext:value-type="float">
            <text:p>117.72</text:p>
          </table:table-cell>
          <table:table-cell/>
          <table:table-cell office:value-type="float" office:value="102.998" calcext:value-type="float">
            <text:p>102.99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79,2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78.616" calcext:value-type="float">
            <text:p>278.61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 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,8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igua and Barbuda 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2,5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ruba 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698" calcext:value-type="float">
            <text:p>69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17,5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ahamas 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,34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arbados 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9,5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yman Islands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84,2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uracao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minica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69" calcext:value-type="float">
            <text:p>2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66,2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renada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92,7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uyana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9,33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maica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04" calcext:value-type="float">
            <text:p>2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7,31</text:p>
          </table:table-cell>
          <table:table-cell office:value-type="float" office:value="0" calcext:value-type="float">
            <text:p>0</text:p>
          </table:table-cell>
          <table:table-cell office:value-type="float" office:value="2.803" calcext:value-type="float">
            <text:p>2.8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ontserrat 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00,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Kitts and Nevis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53,8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Lucia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69,5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Vincent and the Grenadines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54" calcext:value-type="float">
            <text:p>1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1,9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int Maarten (Dutch part)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9,2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uriname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0,55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inidad and Tobago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575" calcext:value-type="float">
            <text:p>57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3,22</text:p>
          </table:table-cell>
          <table:table-cell office:value-type="float" office:value="0" calcext:value-type="float">
            <text:p>0</text:p>
          </table:table-cell>
          <table:table-cell office:value-type="float" office:value="1.365" calcext:value-type="float">
            <text:p>1.36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urks and Caicos Islands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43,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rgin Islands (UK)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2,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03" calcext:value-type="float">
            <text:p>10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2.594" calcext:value-type="float">
            <text:p>2.594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5,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339" calcext:value-type="float">
            <text:p>7.339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4"/>
          <table:table-cell office:value-type="float" office:value="195.397" calcext:value-type="float">
            <text:p>195.397</text:p>
          </table:table-cell>
          <table:table-cell/>
          <table:table-cell office:value-type="float" office:value="107.364" calcext:value-type="float">
            <text:p>107.364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30,34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998.015" calcext:value-type="float">
            <text:p>998.01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09:34</meta:creation-date>
    <dc:date>2018-09-01T10:09:34</dc:date>
    <meta:generator>LibreOffice/5.1.6.2$Linux_X86_64 LibreOffice_project/10m0$Build-2</meta:generator>
    <meta:document-statistic meta:table-count="1" meta:cell-count="48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